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0.8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38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0.291cm"/>
    </style:style>
    <style:style style:name="co9" style:family="table-column">
      <style:table-column-properties fo:break-before="auto" style:column-width="1.70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Noto Sans"/>
    </style:style>
    <style:style style:name="ce7" style:family="table-cell" style:parent-style-name="Default" style:data-style-name="N0">
      <style:text-properties style:font-name="Noto Sans"/>
    </style:style>
    <style:style style:name="ce8" style:family="table-cell" style:parent-style-name="Default" style:data-style-name="N109">
      <style:table-cell-properties style:text-align-source="fix" style:repeat-content="false" style:vertical-align="automatic"/>
      <style:paragraph-properties fo:text-align="center"/>
      <style:text-properties style:font-name="Noto Sans"/>
    </style:style>
    <style:style style:name="ce9" style:family="table-cell" style:parent-style-name="Default" style:data-style-name="N2">
      <style:text-properties style:font-name="Noto Sans"/>
    </style:style>
    <style:style style:name="ce10" style:family="table-cell" style:parent-style-name="Default">
      <style:text-properties style:font-name="Noto Sans"/>
    </style:style>
    <style:style style:name="ce11" style:family="table-cell" style:parent-style-name="Default">
      <style:text-properties style:font-name="Noto Sans" fo:font-size="9pt" style:font-size-asian="11pt" style:font-size-complex="11pt"/>
    </style:style>
    <style:style style:name="ce12" style:family="table-cell" style:parent-style-name="Default">
      <style:text-properties style:font-name="Noto Sans" fo:font-size="8pt" style:font-size-asian="10pt" style:font-size-complex="10pt"/>
    </style:style>
    <style:style style:name="ce13" style:family="table-cell" style:parent-style-name="Default" style:data-style-name="N109">
      <style:text-properties style:font-name="Noto Sans" fo:font-size="8pt" style:font-size-asian="10pt" style:font-size-complex="10pt"/>
    </style:style>
    <style:style style:name="ce14" style:family="table-cell" style:parent-style-name="Default">
      <style:text-properties fo:font-size="1pt" style:font-size-asian="1pt" style:font-size-complex="1pt"/>
    </style:style>
    <style:style style:name="ce15" style:family="table-cell" style:parent-style-name="Default">
      <style:table-cell-properties fo:background-color="#ffff00"/>
      <style:text-properties style:font-name="Noto Sans" fo:font-size="8pt" style:font-size-asian="10pt" style:font-size-complex="10pt"/>
    </style:style>
    <style:style style:name="ce16" style:family="table-cell" style:parent-style-name="Default" style:data-style-name="N2">
      <style:text-properties style:font-name="Noto Sans" fo:font-size="8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3" table:number-columns-repeated="1016" table:default-cell-style-name="ce7"/>
        <table:table-row table:style-name="ro1">
          <table:table-cell table:style-name="ce4" table:number-columns-repeated="3"/>
          <table:table-cell/>
          <table:table-cell table:style-name="ce4" office:value-type="string" calcext:value-type="string" table:number-columns-spanned="2" table:number-rows-spanned="1">
            <text:p>lambda -</text:p>
          </table:table-cell>
          <table:covered-table-cell/>
          <table:table-cell table:style-name="ce4" office:value-type="string" calcext:value-type="string" table:number-columns-spanned="2" table:number-rows-spanned="1">
            <text:p>lambda +</text:p>
          </table:table-cell>
          <table:covered-table-cell/>
          <table:table-cell table:number-columns-repeated="1016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elta I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number-columns-repeated="1016"/>
        </table:table-row>
        <table:table-row table:style-name="ro1">
          <table:table-cell table:style-name="ce4" office:value-type="float" office:value="2.495" calcext:value-type="float">
            <text:p>2.495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9" office:value-type="float" office:value="48.3" calcext:value-type="float">
            <text:p>48.30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58.7" calcext:value-type="float">
            <text:p>58.7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2" calcext:value-type="float">
            <text:p>2</text:p>
          </table:table-cell>
          <table:table-cell office:value-type="float" office:value="101.59" calcext:value-type="float">
            <text:p>101.59</text:p>
          </table:table-cell>
          <table:table-cell office:value-type="float" office:value="2.5" calcext:value-type="float">
            <text:p>2.5</text:p>
          </table:table-cell>
          <table:table-cell office:value-type="float" office:value="107.02" calcext:value-type="float">
            <text:p>107.02</text:p>
          </table:table-cell>
          <table:table-cell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3" calcext:value-type="float">
            <text:p>3</text:p>
          </table:table-cell>
          <table:table-cell office:value-type="float" office:value="135.36" calcext:value-type="float">
            <text:p>135.36</text:p>
          </table:table-cell>
          <table:table-cell office:value-type="float" office:value="2" calcext:value-type="float">
            <text:p>2</text:p>
          </table:table-cell>
          <table:table-cell office:value-type="float" office:value="139.63" calcext:value-type="float">
            <text:p>139.6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4" calcext:value-type="float">
            <text:p>4</text:p>
          </table:table-cell>
          <table:table-cell office:value-type="float" office:value="161.72" calcext:value-type="float">
            <text:p>161.72</text:p>
          </table:table-cell>
          <table:table-cell office:value-type="float" office:value="1.5" calcext:value-type="float">
            <text:p>1.5</text:p>
          </table:table-cell>
          <table:table-cell office:value-type="float" office:value="164.65" calcext:value-type="float">
            <text:p>164.65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5" calcext:value-type="float">
            <text:p>5</text:p>
          </table:table-cell>
          <table:table-cell office:value-type="float" office:value="183.72" calcext:value-type="float">
            <text:p>183.72</text:p>
          </table:table-cell>
          <table:table-cell office:value-type="float" office:value="1.5" calcext:value-type="float">
            <text:p>1.5</text:p>
          </table:table-cell>
          <table:table-cell office:value-type="float" office:value="185.69" calcext:value-type="float">
            <text:p>185.69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3"/>
          <table:table-cell/>
          <table:table-cell table:style-name="ce4" office:value-type="string" calcext:value-type="string" table:number-columns-spanned="2" table:number-rows-spanned="1">
            <text:p>lambda -</text:p>
          </table:table-cell>
          <table:covered-table-cell/>
          <table:table-cell table:style-name="ce4" office:value-type="string" calcext:value-type="string" table:number-columns-spanned="2" table:number-rows-spanned="1">
            <text:p>lambda +</text:p>
          </table:table-cell>
          <table:covered-table-cell/>
          <table:table-cell table:number-columns-repeated="1016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elta I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number-columns-repeated="1016"/>
        </table:table-row>
        <table:table-row table:style-name="ro1">
          <table:table-cell table:style-name="ce8" office:value-type="float" office:value="4.19" calcext:value-type="float">
            <text:p>4.190</text:p>
          </table:table-cell>
          <table:table-cell table:style-name="ce8" office:value-type="float" office:value="0.01" calcext:value-type="float">
            <text:p>0.010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9" office:value-type="float" office:value="43.85" calcext:value-type="float">
            <text:p>43.85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2.07" calcext:value-type="float">
            <text:p>62.0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2" calcext:value-type="float">
            <text:p>2</text:p>
          </table:table-cell>
          <table:table-cell office:value-type="float" office:value="99.09" calcext:value-type="float">
            <text:p>99.09</text:p>
          </table:table-cell>
          <table:table-cell office:value-type="float" office:value="3" calcext:value-type="float">
            <text:p>3</text:p>
          </table:table-cell>
          <table:table-cell office:value-type="float" office:value="108.51" calcext:value-type="float">
            <text:p>108.5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3" calcext:value-type="float">
            <text:p>3</text:p>
          </table:table-cell>
          <table:table-cell office:value-type="float" office:value="134.89" calcext:value-type="float">
            <text:p>134.89</text:p>
          </table:table-cell>
          <table:table-cell office:value-type="float" office:value="3" calcext:value-type="float">
            <text:p>3</text:p>
          </table:table-cell>
          <table:table-cell office:value-type="float" office:value="140.23" calcext:value-type="float">
            <text:p>140.2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4" calcext:value-type="float">
            <text:p>4</text:p>
          </table:table-cell>
          <table:table-cell office:value-type="float" office:value="160.43" calcext:value-type="float">
            <text:p>160.43</text:p>
          </table:table-cell>
          <table:table-cell office:value-type="float" office:value="1.5" calcext:value-type="float">
            <text:p>1.5</text:p>
          </table:table-cell>
          <table:table-cell office:value-type="float" office:value="165.42" calcext:value-type="float">
            <text:p>165.42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5" calcext:value-type="float">
            <text:p>5</text:p>
          </table:table-cell>
          <table:table-cell office:value-type="float" office:value="182.71" calcext:value-type="float">
            <text:p>182.71</text:p>
          </table:table-cell>
          <table:table-cell office:value-type="float" office:value="1.5" calcext:value-type="float">
            <text:p>1.5</text:p>
          </table:table-cell>
          <table:table-cell office:value-type="float" office:value="187.02" calcext:value-type="float">
            <text:p>187.02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3"/>
          <table:table-cell/>
          <table:table-cell table:style-name="ce4" office:value-type="string" calcext:value-type="string" table:number-columns-spanned="2" table:number-rows-spanned="1">
            <text:p>lambda -</text:p>
          </table:table-cell>
          <table:covered-table-cell/>
          <table:table-cell table:style-name="ce4" office:value-type="string" calcext:value-type="string" table:number-columns-spanned="2" table:number-rows-spanned="1">
            <text:p>lambda +</text:p>
          </table:table-cell>
          <table:covered-table-cell/>
          <table:table-cell table:number-columns-repeated="1016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elta I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number-columns-repeated="1016"/>
        </table:table-row>
        <table:table-row table:style-name="ro1">
          <table:table-cell table:style-name="ce4" office:value-type="float" office:value="5.662" calcext:value-type="float">
            <text:p>5.662</text:p>
          </table:table-cell>
          <table:table-cell table:style-name="ce8" office:value-type="float" office:value="0.01" calcext:value-type="float">
            <text:p>0.010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39.26" calcext:value-type="float">
            <text:p>39.26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64.7" calcext:value-type="float">
            <text:p>64.7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2" calcext:value-type="float">
            <text:p>2</text:p>
          </table:table-cell>
          <table:table-cell office:value-type="float" office:value="97.88" calcext:value-type="float">
            <text:p>97.88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10.7" calcext:value-type="float">
            <text:p>110.7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3" calcext:value-type="float">
            <text:p>3</text:p>
          </table:table-cell>
          <table:table-cell office:value-type="float" office:value="132.59" calcext:value-type="float">
            <text:p>132.59</text:p>
          </table:table-cell>
          <table:table-cell office:value-type="float" office:value="3" calcext:value-type="float">
            <text:p>3</text:p>
          </table:table-cell>
          <table:table-cell office:value-type="float" office:value="141.91" calcext:value-type="float">
            <text:p>141.9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4" calcext:value-type="float">
            <text:p>4</text:p>
          </table:table-cell>
          <table:table-cell office:value-type="float" office:value="159.59" calcext:value-type="float">
            <text:p>159.59</text:p>
          </table:table-cell>
          <table:table-cell office:value-type="float" office:value="2" calcext:value-type="float">
            <text:p>2</text:p>
          </table:table-cell>
          <table:table-cell office:value-type="float" office:value="166.79" calcext:value-type="float">
            <text:p>166.7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5" calcext:value-type="float">
            <text:p>5</text:p>
          </table:table-cell>
          <table:table-cell office:value-type="float" office:value="181.31" calcext:value-type="float">
            <text:p>181.31</text:p>
          </table:table-cell>
          <table:table-cell office:value-type="float" office:value="1.5" calcext:value-type="float">
            <text:p>1.5</text:p>
          </table:table-cell>
          <table:table-cell office:value-type="float" office:value="188.77" calcext:value-type="float">
            <text:p>188.77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3"/>
          <table:table-cell/>
          <table:table-cell table:style-name="ce4" office:value-type="string" calcext:value-type="string" table:number-columns-spanned="2" table:number-rows-spanned="1">
            <text:p>lambda -</text:p>
          </table:table-cell>
          <table:covered-table-cell/>
          <table:table-cell table:style-name="ce4" office:value-type="string" calcext:value-type="string" table:number-columns-spanned="2" table:number-rows-spanned="1">
            <text:p>lambda +</text:p>
          </table:table-cell>
          <table:covered-table-cell/>
          <table:table-cell table:number-columns-repeated="1016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elta I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number-columns-repeated="1016"/>
        </table:table-row>
        <table:table-row table:style-name="ro1">
          <table:table-cell table:style-name="ce4" office:value-type="float" office:value="7.01" calcext:value-type="float">
            <text:p>7.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35.45" calcext:value-type="float">
            <text:p>35.45</text:p>
          </table:table-cell>
          <table:table-cell office:value-type="float" office:value="6" calcext:value-type="float">
            <text:p>6</text:p>
          </table:table-cell>
          <table:table-cell office:value-type="float" office:value="66.38" calcext:value-type="float">
            <text:p>66.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2" calcext:value-type="float">
            <text:p>2</text:p>
          </table:table-cell>
          <table:table-cell office:value-type="float" office:value="96.26" calcext:value-type="float">
            <text:p>96.26</text:p>
          </table:table-cell>
          <table:table-cell office:value-type="float" office:value="3" calcext:value-type="float">
            <text:p>3</text:p>
          </table:table-cell>
          <table:table-cell office:value-type="float" office:value="111.61" calcext:value-type="float">
            <text:p>111.6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3" calcext:value-type="float">
            <text:p>3</text:p>
          </table:table-cell>
          <table:table-cell office:value-type="float" office:value="130.98" calcext:value-type="float">
            <text:p>130.98</text:p>
          </table:table-cell>
          <table:table-cell office:value-type="float" office:value="2" calcext:value-type="float">
            <text:p>2</text:p>
          </table:table-cell>
          <table:table-cell office:value-type="float" office:value="143.36" calcext:value-type="float">
            <text:p>143.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4" calcext:value-type="float">
            <text:p>4</text:p>
          </table:table-cell>
          <table:table-cell office:value-type="float" office:value="158.46" calcext:value-type="float">
            <text:p>158.46</text:p>
          </table:table-cell>
          <table:table-cell office:value-type="float" office:value="2" calcext:value-type="float">
            <text:p>2</text:p>
          </table:table-cell>
          <table:table-cell office:value-type="float" office:value="168.27" calcext:value-type="float">
            <text:p>168.27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style-name="ce4" table:number-columns-repeated="3"/>
          <table:table-cell office:value-type="float" office:value="5" calcext:value-type="float">
            <text:p>5</text:p>
          </table:table-cell>
          <table:table-cell office:value-type="float" office:value="180.88" calcext:value-type="float">
            <text:p>180.88</text:p>
          </table:table-cell>
          <table:table-cell office:value-type="float" office:value="1.5" calcext:value-type="float">
            <text:p>1.5</text:p>
          </table:table-cell>
          <table:table-cell office:value-type="float" office:value="189.16" calcext:value-type="float">
            <text:p>189.16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3"/>
          <table:table-cell/>
          <table:table-cell table:style-name="ce4" office:value-type="string" calcext:value-type="string" table:number-columns-spanned="2" table:number-rows-spanned="1">
            <text:p>lambda -</text:p>
          </table:table-cell>
          <table:covered-table-cell/>
          <table:table-cell table:style-name="ce4" office:value-type="string" calcext:value-type="string" table:number-columns-spanned="2" table:number-rows-spanned="1">
            <text:p>lambda +</text:p>
          </table:table-cell>
          <table:covered-table-cell/>
          <table:table-cell table:number-columns-repeated="1016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elta I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style-name="ce4" office:value-type="string" calcext:value-type="string">
            <text:p>r / um</text:p>
          </table:table-cell>
          <table:table-cell table:style-name="ce4" office:value-type="string" calcext:value-type="string">
            <text:p>delta r</text:p>
          </table:table-cell>
          <table:table-cell table:number-columns-repeated="1016"/>
        </table:table-row>
        <table:table-row table:style-name="ro1">
          <table:table-cell table:style-name="ce4" office:value-type="float" office:value="8.78" calcext:value-type="float">
            <text:p>8.7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30.79" calcext:value-type="float">
            <text:p>30.79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69.88" calcext:value-type="float">
            <text:p>69.88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4" table:number-columns-repeated="3"/>
          <table:table-cell office:value-type="float" office:value="2" calcext:value-type="float">
            <text:p>2</text:p>
          </table:table-cell>
          <table:table-cell office:value-type="float" office:value="94.15" calcext:value-type="float">
            <text:p>94.15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13.33" calcext:value-type="float">
            <text:p>113.33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4" table:number-columns-repeated="3"/>
          <table:table-cell office:value-type="float" office:value="3" calcext:value-type="float">
            <text:p>3</text:p>
          </table:table-cell>
          <table:table-cell office:value-type="float" office:value="129.67" calcext:value-type="float">
            <text:p>129.67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44.56" calcext:value-type="float">
            <text:p>144.56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4"/>
          <table:table-cell table:number-columns-repeated="1011"/>
        </table:table-row>
        <table:table-row table:style-name="ro1">
          <table:table-cell table:style-name="ce4" table:number-columns-repeated="3"/>
          <table:table-cell office:value-type="float" office:value="4" calcext:value-type="float">
            <text:p>4</text:p>
          </table:table-cell>
          <table:table-cell office:value-type="float" office:value="157.19" calcext:value-type="float">
            <text:p>157.19</text:p>
          </table:table-cell>
          <table:table-cell office:value-type="float" office:value="2" calcext:value-type="float">
            <text:p>2</text:p>
          </table:table-cell>
          <table:table-cell office:value-type="float" office:value="168.98" calcext:value-type="float">
            <text:p>168.9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4" table:number-columns-repeated="3"/>
          <table:table-cell office:value-type="float" office:value="5" calcext:value-type="float">
            <text:p>5</text:p>
          </table:table-cell>
          <table:table-cell office:value-type="float" office:value="179.64" calcext:value-type="float">
            <text:p>179.64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190.1" calcext:value-type="float">
            <text:p>190.10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tted Result" table:style-name="ta2">
        <table:table-column table:style-name="co4" table:default-cell-style-name="ce11"/>
        <table:table-column table:style-name="co5" table:number-columns-repeated="1023" table:default-cell-style-name="ce11"/>
        <table:table-row table:style-name="ro2">
          <table:table-cell office:value-type="string" calcext:value-type="string">
            <text:p>Lambda -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m/um^2 </text:p>
          </table:table-cell>
          <table:table-cell office:value-type="string" calcext:value-type="string">
            <text:p>m_err/um^2</text:p>
          </table:table-cell>
          <table:table-cell office:value-type="string" calcext:value-type="string">
            <text:p>c/um^2 </text:p>
          </table:table-cell>
          <table:table-cell office:value-type="string" calcext:value-type="string">
            <text:p><text:s/>c_err/um^2 </text:p>
          </table:table-cell>
          <table:table-cell office:value-type="string" calcext:value-type="string">
            <text:p><text:s/>p </text:p>
          </table:table-cell>
          <table:table-cell office:value-type="string" calcext:value-type="string">
            <text:p><text:s/>p_err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819.4820769886" calcext:value-type="float">
            <text:p>7819.4820769886</text:p>
          </table:table-cell>
          <table:table-cell office:value-type="float" office:value="41.5821426262" calcext:value-type="float">
            <text:p>41.5821426262</text:p>
          </table:table-cell>
          <table:table-cell office:value-type="float" office:value="-5456.6628032539" calcext:value-type="float">
            <text:p>-5456.6628032539</text:p>
          </table:table-cell>
          <table:table-cell office:value-type="float" office:value="135.0372595466" calcext:value-type="float">
            <text:p>135.0372595466</text:p>
          </table:table-cell>
          <table:table-cell office:value-type="float" office:value="0.6978291848" calcext:value-type="float">
            <text:p>0.6978291848</text:p>
          </table:table-cell>
          <table:table-cell office:value-type="float" office:value="0.0176635401" calcext:value-type="float">
            <text:p>0.0176635401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842.8344653168" calcext:value-type="float">
            <text:p>7842.8344653168</text:p>
          </table:table-cell>
          <table:table-cell office:value-type="float" office:value="54.2971415193" calcext:value-type="float">
            <text:p>54.2971415193</text:p>
          </table:table-cell>
          <table:table-cell office:value-type="float" office:value="-5913.9893218755" calcext:value-type="float">
            <text:p>-5913.9893218755</text:p>
          </table:table-cell>
          <table:table-cell office:value-type="float" office:value="192.4365696268" calcext:value-type="float">
            <text:p>192.4365696268</text:p>
          </table:table-cell>
          <table:table-cell office:value-type="float" office:value="0.7540627496" calcext:value-type="float">
            <text:p>0.7540627496</text:p>
          </table:table-cell>
          <table:table-cell office:value-type="float" office:value="0.0250858278" calcext:value-type="float">
            <text:p>0.0250858278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817.5717945474" calcext:value-type="float">
            <text:p>7817.5717945474</text:p>
          </table:table-cell>
          <table:table-cell office:value-type="float" office:value="40.4996415278" calcext:value-type="float">
            <text:p>40.4996415278</text:p>
          </table:table-cell>
          <table:table-cell office:value-type="float" office:value="-6241.7528405377" calcext:value-type="float">
            <text:p>-6241.7528405377</text:p>
          </table:table-cell>
          <table:table-cell office:value-type="float" office:value="142.5816729242" calcext:value-type="float">
            <text:p>142.5816729242</text:p>
          </table:table-cell>
          <table:table-cell office:value-type="float" office:value="0.7984260336" calcext:value-type="float">
            <text:p>0.7984260336</text:p>
          </table:table-cell>
          <table:table-cell office:value-type="float" office:value="0.0187017691" calcext:value-type="float">
            <text:p>0.0187017691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793.9813329957" calcext:value-type="float">
            <text:p>7793.9813329957</text:p>
          </table:table-cell>
          <table:table-cell office:value-type="float" office:value="42.7343688524" calcext:value-type="float">
            <text:p>42.7343688524</text:p>
          </table:table-cell>
          <table:table-cell office:value-type="float" office:value="-6489.2277952663" calcext:value-type="float">
            <text:p>-6489.2277952663</text:p>
          </table:table-cell>
          <table:table-cell office:value-type="float" office:value="151.4779180213" calcext:value-type="float">
            <text:p>151.4779180213</text:p>
          </table:table-cell>
          <table:table-cell office:value-type="float" office:value="0.8325947315" calcext:value-type="float">
            <text:p>0.8325947315</text:p>
          </table:table-cell>
          <table:table-cell office:value-type="float" office:value="0.0199641909" calcext:value-type="float">
            <text:p>0.0199641909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788.4025857426" calcext:value-type="float">
            <text:p>7788.4025857426</text:p>
          </table:table-cell>
          <table:table-cell office:value-type="float" office:value="46.1919447295" calcext:value-type="float">
            <text:p>46.1919447295</text:p>
          </table:table-cell>
          <table:table-cell office:value-type="float" office:value="-6803.0367673382" calcext:value-type="float">
            <text:p>-6803.0367673382</text:p>
          </table:table-cell>
          <table:table-cell office:value-type="float" office:value="163.6967074291" calcext:value-type="float">
            <text:p>163.6967074291</text:p>
          </table:table-cell>
          <table:table-cell office:value-type="float" office:value="0.8734829373" calcext:value-type="float">
            <text:p>0.8734829373</text:p>
          </table:table-cell>
          <table:table-cell office:value-type="float" office:value="0.0216470394" calcext:value-type="float">
            <text:p>0.0216470394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ambda +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 Nr</text:p>
          </table:table-cell>
          <table:table-cell office:value-type="string" calcext:value-type="string">
            <text:p>m/um^2 </text:p>
          </table:table-cell>
          <table:table-cell office:value-type="string" calcext:value-type="string">
            <text:p>m_err/um^2</text:p>
          </table:table-cell>
          <table:table-cell office:value-type="string" calcext:value-type="string">
            <text:p>c/um^2 </text:p>
          </table:table-cell>
          <table:table-cell office:value-type="string" calcext:value-type="string">
            <text:p><text:s/>c_err/um^2 </text:p>
          </table:table-cell>
          <table:table-cell office:value-type="string" calcext:value-type="string">
            <text:p><text:s/>p </text:p>
          </table:table-cell>
          <table:table-cell office:value-type="string" calcext:value-type="string">
            <text:p><text:s/>p_err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730.2196344692" calcext:value-type="float">
            <text:p>7730.2196344692</text:p>
          </table:table-cell>
          <table:table-cell office:value-type="float" office:value="78.4330147741" calcext:value-type="float">
            <text:p>78.4330147741</text:p>
          </table:table-cell>
          <table:table-cell office:value-type="float" office:value="-4179.0879252342" calcext:value-type="float">
            <text:p>-4179.0879252342</text:p>
          </table:table-cell>
          <table:table-cell office:value-type="float" office:value="267.5971535148" calcext:value-type="float">
            <text:p>267.5971535148</text:p>
          </table:table-cell>
          <table:table-cell office:value-type="float" office:value="0.5406169712" calcext:value-type="float">
            <text:p>0.5406169712</text:p>
          </table:table-cell>
          <table:table-cell office:value-type="float" office:value="0.0350489081" calcext:value-type="float">
            <text:p>0.0350489081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775.7362453187" calcext:value-type="float">
            <text:p>7775.7362453187</text:p>
          </table:table-cell>
          <table:table-cell office:value-type="float" office:value="24.7295464306" calcext:value-type="float">
            <text:p>24.7295464306</text:p>
          </table:table-cell>
          <table:table-cell office:value-type="float" office:value="-3877.4660484435" calcext:value-type="float">
            <text:p>-3877.4660484435</text:p>
          </table:table-cell>
          <table:table-cell office:value-type="float" office:value="93.0884721173" calcext:value-type="float">
            <text:p>93.0884721173</text:p>
          </table:table-cell>
          <table:table-cell office:value-type="float" office:value="0.4986622393" calcext:value-type="float">
            <text:p>0.4986622393</text:p>
          </table:table-cell>
          <table:table-cell office:value-type="float" office:value="0.0120762489" calcext:value-type="float">
            <text:p>0.0120762489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795.9524379327" calcext:value-type="float">
            <text:p>7795.9524379327</text:p>
          </table:table-cell>
          <table:table-cell office:value-type="float" office:value="27.1901810038" calcext:value-type="float">
            <text:p>27.1901810038</text:p>
          </table:table-cell>
          <table:table-cell office:value-type="float" office:value="-3608.4082794282" calcext:value-type="float">
            <text:p>-3608.4082794282</text:p>
          </table:table-cell>
          <table:table-cell office:value-type="float" office:value="100.5722674516" calcext:value-type="float">
            <text:p>100.5722674516</text:p>
          </table:table-cell>
          <table:table-cell office:value-type="float" office:value="0.4628566308" calcext:value-type="float">
            <text:p>0.4628566308</text:p>
          </table:table-cell>
          <table:table-cell office:value-type="float" office:value="0.0130011867" calcext:value-type="float">
            <text:p>0.0130011867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847.4124019594" calcext:value-type="float">
            <text:p>7847.4124019594</text:p>
          </table:table-cell>
          <table:table-cell office:value-type="float" office:value="73.53669958" calcext:value-type="float">
            <text:p>73.53669958</text:p>
          </table:table-cell>
          <table:table-cell office:value-type="float" office:value="-3321.943770341" calcext:value-type="float">
            <text:p>-3321.943770341</text:p>
          </table:table-cell>
          <table:table-cell office:value-type="float" office:value="279.1856585427" calcext:value-type="float">
            <text:p>279.1856585427</text:p>
          </table:table-cell>
          <table:table-cell office:value-type="float" office:value="0.4233170885" calcext:value-type="float">
            <text:p>0.4233170885</text:p>
          </table:table-cell>
          <table:table-cell office:value-type="float" office:value="0.0357972478" calcext:value-type="float">
            <text:p>0.0357972478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791.596990915" calcext:value-type="float">
            <text:p>7791.596990915</text:p>
          </table:table-cell>
          <table:table-cell office:value-type="float" office:value="60.4885315766" calcext:value-type="float">
            <text:p>60.4885315766</text:p>
          </table:table-cell>
          <table:table-cell office:value-type="float" office:value="-2877.7982375139" calcext:value-type="float">
            <text:p>-2877.7982375139</text:p>
          </table:table-cell>
          <table:table-cell office:value-type="float" office:value="213.5951810253" calcext:value-type="float">
            <text:p>213.5951810253</text:p>
          </table:table-cell>
          <table:table-cell office:value-type="float" office:value="0.3693463921" calcext:value-type="float">
            <text:p>0.3693463921</text:p>
          </table:table-cell>
          <table:table-cell office:value-type="float" office:value="0.0275630792" calcext:value-type="float">
            <text:p>0.0275630792</text:p>
          </table:table-cell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6">
          <table:table-cell table:style-name="Default" table:number-columns-repeated="2"/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 to B" table:style-name="ta2">
        <table:table-column table:style-name="co6" table:number-columns-repeated="2" table:default-cell-style-name="ce14"/>
        <table:table-column table:style-name="co7" table:number-columns-repeated="4" table:default-cell-style-name="ce14"/>
        <table:table-column table:style-name="co8" table:default-cell-style-name="ce14"/>
        <table:table-column table:style-name="co7" table:number-columns-repeated="3" table:default-cell-style-name="ce14"/>
        <table:table-column table:style-name="co9" table:default-cell-style-name="ce14"/>
        <table:table-column table:style-name="co5" table:number-columns-repeated="1013" table:default-cell-style-name="ce14"/>
        <table:table-row table:style-name="ro2">
          <table:table-cell table:style-name="ce12" office:value-type="string" calcext:value-type="string">
            <text:p>I/A</text:p>
          </table:table-cell>
          <table:table-cell table:style-name="ce12" office:value-type="string" calcext:value-type="string">
            <text:p>delta I</text:p>
          </table:table-cell>
          <table:table-cell table:style-name="ce12" office:value-type="string" calcext:value-type="string">
            <text:p>P_0 -</text:p>
          </table:table-cell>
          <table:table-cell table:style-name="ce12" office:value-type="string" calcext:value-type="string">
            <text:p>delta</text:p>
          </table:table-cell>
          <table:table-cell table:style-name="ce12" office:value-type="string" calcext:value-type="string">
            <text:p>P_0 + </text:p>
          </table:table-cell>
          <table:table-cell table:style-name="ce12" office:value-type="string" calcext:value-type="string">
            <text:p>delta</text:p>
          </table:table-cell>
          <table:table-cell table:style-name="ce15"/>
          <table:table-cell table:style-name="ce12" office:value-type="string" calcext:value-type="string">
            <text:p>B/mT</text:p>
          </table:table-cell>
          <table:table-cell table:style-name="ce12" office:value-type="string" calcext:value-type="string">
            <text:p>delta B</text:p>
          </table:table-cell>
          <table:table-cell table:style-name="ce12" office:value-type="string" calcext:value-type="string">
            <text:p>K / m^-1</text:p>
          </table:table-cell>
          <table:table-cell table:style-name="ce12" office:value-type="string" calcext:value-type="string">
            <text:p>delta K</text:p>
          </table:table-cell>
          <table:table-cell table:number-columns-repeated="1013"/>
        </table:table-row>
        <table:table-row table:style-name="ro2">
          <table:table-cell table:style-name="ce12" office:value-type="float" office:value="2.495" calcext:value-type="float">
            <text:p>2.495</text:p>
          </table:table-cell>
          <table:table-cell table:style-name="ce12" office:value-type="float" office:value="0.005" calcext:value-type="float">
            <text:p>0.005</text:p>
          </table:table-cell>
          <table:table-cell table:style-name="ce12" office:value-type="float" office:value="0.698" calcext:value-type="float">
            <text:p>0.698</text:p>
          </table:table-cell>
          <table:table-cell table:style-name="ce12" office:value-type="float" office:value="0.018" calcext:value-type="float">
            <text:p>0.018</text:p>
          </table:table-cell>
          <table:table-cell table:style-name="ce12" office:value-type="float" office:value="0.54" calcext:value-type="float">
            <text:p>0.54</text:p>
          </table:table-cell>
          <table:table-cell table:style-name="ce12" office:value-type="float" office:value="0.04" calcext:value-type="float">
            <text:p>0.04</text:p>
          </table:table-cell>
          <table:table-cell table:style-name="ce15"/>
          <table:table-cell table:style-name="ce12" table:formula="of:=641*[.A2]+5" office:value-type="float" office:value="1604.295" calcext:value-type="float">
            <text:p>1604.295</text:p>
          </table:table-cell>
          <table:table-cell table:style-name="ce12" table:formula="of:=SQRT(81*[.A2]*[.A2] + 410881*[.B2]*[.B2] + 2500)" office:value-type="float" office:value="54.904453826625" calcext:value-type="float">
            <text:p>54.904453826625</text:p>
          </table:table-cell>
          <table:table-cell table:style-name="ce12" table:formula="of:=([.C2]-[.E2])/(2*0.003*1.45)" office:value-type="float" office:value="18.1609195402299" calcext:value-type="float">
            <text:p>18.1609195402299</text:p>
          </table:table-cell>
          <table:table-cell table:style-name="ce12" table:formula="of:=(SQRT(([.F2]*[.F2])+([.D2]*[.D2])))/(2*0.003*1.45)" office:value-type="float" office:value="5.04177291941639" calcext:value-type="float">
            <text:p>5.04177291941639</text:p>
          </table:table-cell>
          <table:table-cell table:number-columns-repeated="1013"/>
        </table:table-row>
        <table:table-row table:style-name="ro2">
          <table:table-cell table:style-name="ce13" office:value-type="float" office:value="4.19" calcext:value-type="float">
            <text:p>4.190</text:p>
          </table:table-cell>
          <table:table-cell table:style-name="ce13" office:value-type="float" office:value="0.01" calcext:value-type="float">
            <text:p>0.010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0.026" calcext:value-type="float">
            <text:p>0.026</text:p>
          </table:table-cell>
          <table:table-cell table:style-name="ce12" office:value-type="float" office:value="0.499" calcext:value-type="float">
            <text:p>0.499</text:p>
          </table:table-cell>
          <table:table-cell table:style-name="ce12" office:value-type="float" office:value="0.013" calcext:value-type="float">
            <text:p>0.013</text:p>
          </table:table-cell>
          <table:table-cell table:style-name="ce15"/>
          <table:table-cell table:style-name="ce12" table:formula="of:=641*[.A3]+5" office:value-type="float" office:value="2690.79" calcext:value-type="float">
            <text:p>2690.79</text:p>
          </table:table-cell>
          <table:table-cell table:style-name="ce12" table:formula="of:=SQRT(81*[.A3]*[.A3] + 410881*[.B3]*[.B3] + 2500)" office:value-type="float" office:value="62.9534129336925" calcext:value-type="float">
            <text:p>62.9534129336925</text:p>
          </table:table-cell>
          <table:table-cell table:style-name="ce12" table:formula="of:=([.C3]-[.E3])/(2*0.003*1.45)" office:value-type="float" office:value="29.3103448275862" calcext:value-type="float">
            <text:p>29.3103448275862</text:p>
          </table:table-cell>
          <table:table-cell table:style-name="ce12" table:formula="of:=(SQRT(([.F3]*[.F3])+([.D3]*[.D3])))/(2*0.003*1.45)" office:value-type="float" office:value="3.34125100086175" calcext:value-type="float">
            <text:p>3.34125100086175</text:p>
          </table:table-cell>
          <table:table-cell table:number-columns-repeated="1013"/>
        </table:table-row>
        <table:table-row table:style-name="ro2">
          <table:table-cell table:style-name="ce12" office:value-type="float" office:value="5.662" calcext:value-type="float">
            <text:p>5.662</text:p>
          </table:table-cell>
          <table:table-cell table:style-name="ce13" office:value-type="float" office:value="0.01" calcext:value-type="float">
            <text:p>0.010</text:p>
          </table:table-cell>
          <table:table-cell table:style-name="ce12" office:value-type="float" office:value="0.798" calcext:value-type="float">
            <text:p>0.798</text:p>
          </table:table-cell>
          <table:table-cell table:style-name="ce12" office:value-type="float" office:value="0.019" calcext:value-type="float">
            <text:p>0.019</text:p>
          </table:table-cell>
          <table:table-cell table:style-name="ce12" office:value-type="float" office:value="0.463" calcext:value-type="float">
            <text:p>0.463</text:p>
          </table:table-cell>
          <table:table-cell table:style-name="ce12" office:value-type="float" office:value="0.014" calcext:value-type="float">
            <text:p>0.014</text:p>
          </table:table-cell>
          <table:table-cell table:style-name="ce15"/>
          <table:table-cell table:style-name="ce12" table:formula="of:=641*[.A4]+5" office:value-type="float" office:value="3634.342" calcext:value-type="float">
            <text:p>3634.342</text:p>
          </table:table-cell>
          <table:table-cell table:style-name="ce12" table:formula="of:=SQRT(81*[.A4]*[.A4] + 410881*[.B4]*[.B4] + 2500)" office:value-type="float" office:value="71.6784895488179" calcext:value-type="float">
            <text:p>71.6784895488179</text:p>
          </table:table-cell>
          <table:table-cell table:style-name="ce12" table:formula="of:=([.C4]-[.E4])/(2*0.003*1.45)" office:value-type="float" office:value="38.5057471264368" calcext:value-type="float">
            <text:p>38.5057471264368</text:p>
          </table:table-cell>
          <table:table-cell table:style-name="ce12" table:formula="of:=(SQRT(([.F4]*[.F4])+([.D4]*[.D4])))/(2*0.003*1.45)" office:value-type="float" office:value="2.7127410853347" calcext:value-type="float">
            <text:p>2.7127410853347</text:p>
          </table:table-cell>
          <table:table-cell table:number-columns-repeated="1013"/>
        </table:table-row>
        <table:table-row table:style-name="ro2">
          <table:table-cell table:style-name="ce12" office:value-type="float" office:value="7.01" calcext:value-type="float">
            <text:p>7.01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833" calcext:value-type="float">
            <text:p>0.833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2" office:value-type="float" office:value="0.42" calcext:value-type="float">
            <text:p>0.42</text:p>
          </table:table-cell>
          <table:table-cell table:style-name="ce12" office:value-type="float" office:value="0.04" calcext:value-type="float">
            <text:p>0.04</text:p>
          </table:table-cell>
          <table:table-cell table:style-name="ce15"/>
          <table:table-cell table:style-name="ce12" table:formula="of:=641*[.A5]+5" office:value-type="float" office:value="4498.41" calcext:value-type="float">
            <text:p>4498.41</text:p>
          </table:table-cell>
          <table:table-cell table:style-name="ce12" table:formula="of:=SQRT(81*[.A5]*[.A5] + 410881*[.B5]*[.B5] + 2500)" office:value-type="float" office:value="80.7554097259125" calcext:value-type="float">
            <text:p>80.7554097259125</text:p>
          </table:table-cell>
          <table:table-cell table:style-name="ce12" table:formula="of:=([.C5]-[.E5])/(2*0.003*1.45)" office:value-type="float" office:value="47.4712643678161" calcext:value-type="float">
            <text:p>47.4712643678161</text:p>
          </table:table-cell>
          <table:table-cell table:style-name="ce12" table:formula="of:=(SQRT(([.F5]*[.F5])+([.D5]*[.D5])))/(2*0.003*1.45)" office:value-type="float" office:value="5.14038615517193" calcext:value-type="float">
            <text:p>5.14038615517193</text:p>
          </table:table-cell>
          <table:table-cell table:number-columns-repeated="1013"/>
        </table:table-row>
        <table:table-row table:style-name="ro2">
          <table:table-cell table:style-name="ce12" office:value-type="float" office:value="8.78" calcext:value-type="float">
            <text:p>8.78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873" calcext:value-type="float">
            <text:p>0.873</text:p>
          </table:table-cell>
          <table:table-cell table:style-name="ce12" office:value-type="float" office:value="0.022" calcext:value-type="float">
            <text:p>0.022</text:p>
          </table:table-cell>
          <table:table-cell table:style-name="ce12" office:value-type="float" office:value="0.369" calcext:value-type="float">
            <text:p>0.369</text:p>
          </table:table-cell>
          <table:table-cell table:style-name="ce12" office:value-type="float" office:value="0.028" calcext:value-type="float">
            <text:p>0.028</text:p>
          </table:table-cell>
          <table:table-cell table:style-name="ce15"/>
          <table:table-cell table:style-name="ce12" table:formula="of:=641*[.A6]+5" office:value-type="float" office:value="5632.98" calcext:value-type="float">
            <text:p>5632.98</text:p>
          </table:table-cell>
          <table:table-cell table:style-name="ce12" table:formula="of:=SQRT(81*[.A6]*[.A6] + 410881*[.B6]*[.B6] + 2500)" office:value-type="float" office:value="93.7296564594152" calcext:value-type="float">
            <text:p>93.7296564594152</text:p>
          </table:table-cell>
          <table:table-cell table:style-name="ce12" table:formula="of:=([.C6]-[.E6])/(2*0.003*1.45)" office:value-type="float" office:value="57.9310344827586" calcext:value-type="float">
            <text:p>57.9310344827586</text:p>
          </table:table-cell>
          <table:table-cell table:style-name="ce12" table:formula="of:=(SQRT(([.F6]*[.F6])+([.D6]*[.D6])))/(2*0.003*1.45)" office:value-type="float" office:value="4.09298708385399" calcext:value-type="float">
            <text:p>4.09298708385399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12" office:value-type="string" calcext:value-type="string">
            <text:p>B/T</text:p>
          </table:table-cell>
          <table:table-cell table:style-name="ce12" office:value-type="string" calcext:value-type="string">
            <text:p>delta B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delta K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6" office:value-type="float" office:value="1.6" calcext:value-type="float">
            <text:p>1.60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2" office:value-type="float" office:value="2.69" calcext:value-type="float">
            <text:p>2.69</text:p>
          </table:table-cell>
          <table:table-cell table:style-name="ce12" office:value-type="float" office:value="0.07" calcext:value-type="float">
            <text:p>0.07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2" office:value-type="float" office:value="3.63" calcext:value-type="float">
            <text:p>3.63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38.5" calcext:value-type="float">
            <text:p>38.5</text:p>
          </table:table-cell>
          <table:table-cell table:style-name="ce12" office:value-type="float" office:value="2.8" calcext:value-type="float">
            <text:p>2.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1" table:number-columns-repeated="2"/>
          <table:table-cell table:number-columns-repeated="3"/>
          <table:table-cell table:style-name="ce16" office:value-type="float" office:value="4.5" calcext:value-type="float">
            <text:p>4.50</text:p>
          </table:table-cell>
          <table:table-cell table:style-name="ce12" office:value-type="float" office:value="0.09" calcext:value-type="float">
            <text:p>0.0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12" office:value-type="float" office:value="5.63" calcext:value-type="float">
            <text:p>5.63</text:p>
          </table:table-cell>
          <table:table-cell table:style-name="ce16" office:value-type="float" office:value="0.1" calcext:value-type="float">
            <text:p>0.1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11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11" table:number-columns-repeated="2"/>
          <table:table-cell table:number-columns-repeated="6"/>
          <table:table-cell office:value-type="string" calcext:value-type="string">
            <text:p>I/A</text:p>
          </table:table-cell>
          <table:table-cell office:value-type="string" calcext:value-type="string">
            <text:p>P_0-</text:p>
          </table:table-cell>
          <table:table-cell office:value-type="string" calcext:value-type="string">
            <text:p>P_0+</text:p>
          </table:table-cell>
          <table:table-cell office:value-type="string" calcext:value-type="string">
            <text:p>B/T</text:p>
          </table:table-cell>
          <table:table-cell office:value-type="string" calcext:value-type="string">
            <text:p>K/m^-1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1" table:number-columns-repeated="2"/>
          <table:table-cell table:number-columns-repeated="6"/>
          <table:table-cell table:formula="of:=COM.MICROSOFT.CONCAT([.A2];&quot;(&quot;;[.B2]*1000;&quot;)&quot;)" office:value-type="string" office:string-value="2.495(5)" calcext:value-type="string">
            <text:p>2.495(5)</text:p>
          </table:table-cell>
          <table:table-cell table:formula="of:=COM.MICROSOFT.CONCAT([.C2];&quot;(&quot;;[.D2]*1000;&quot;)&quot;)" office:value-type="string" office:string-value="0.698(18)" calcext:value-type="string">
            <text:p>0.698(18)</text:p>
          </table:table-cell>
          <table:table-cell table:formula="of:=COM.MICROSOFT.CONCAT([.E2];&quot;(&quot;;[.F2]*100;&quot;)&quot;)" office:value-type="string" office:string-value="0.54(4)" calcext:value-type="string">
            <text:p>0.54(4)</text:p>
          </table:table-cell>
          <table:table-cell office:value-type="string" calcext:value-type="string">
            <text:p>1.60(6)</text:p>
          </table:table-cell>
          <table:table-cell table:formula="of:=COM.MICROSOFT.CONCAT([.J10];&quot;(&quot;;[.K10];&quot;)&quot;)" office:value-type="string" office:string-value="18(6)" calcext:value-type="string">
            <text:p>18(6)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4.190(10)</text:p>
          </table:table-cell>
          <table:table-cell table:formula="of:=COM.MICROSOFT.CONCAT([.C3];&quot;(&quot;;[.D3]*1000;&quot;)&quot;)" office:value-type="string" office:string-value="0.754(26)" calcext:value-type="string">
            <text:p>0.754(26)</text:p>
          </table:table-cell>
          <table:table-cell table:formula="of:=COM.MICROSOFT.CONCAT([.E3];&quot;(&quot;;[.F3]*1000;&quot;)&quot;)" office:value-type="string" office:string-value="0.499(13)" calcext:value-type="string">
            <text:p>0.499(13)</text:p>
          </table:table-cell>
          <table:table-cell table:formula="of:=COM.MICROSOFT.CONCAT([.H11];&quot;(&quot;;[.I11]*100;&quot;)&quot;)" office:value-type="string" office:string-value="2.69(7)" calcext:value-type="string">
            <text:p>2.69(7)</text:p>
          </table:table-cell>
          <table:table-cell table:formula="of:=COM.MICROSOFT.CONCAT([.J11];&quot;(&quot;;[.K11];&quot;)&quot;)" office:value-type="string" office:string-value="29(4)" calcext:value-type="string">
            <text:p>29(4)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formula="of:=COM.MICROSOFT.CONCAT([.A4];&quot;(&quot;;[.B4]*1000;&quot;)&quot;)" office:value-type="string" office:string-value="5.662(10)" calcext:value-type="string">
            <text:p>5.662(10)</text:p>
          </table:table-cell>
          <table:table-cell table:formula="of:=COM.MICROSOFT.CONCAT([.C4];&quot;(&quot;;[.D4]*1000;&quot;)&quot;)" office:value-type="string" office:string-value="0.798(19)" calcext:value-type="string">
            <text:p>0.798(19)</text:p>
          </table:table-cell>
          <table:table-cell table:formula="of:=COM.MICROSOFT.CONCAT([.E4];&quot;(&quot;;[.F4]*1000;&quot;)&quot;)" office:value-type="string" office:string-value="0.463(14)" calcext:value-type="string">
            <text:p>0.463(14)</text:p>
          </table:table-cell>
          <table:table-cell table:formula="of:=COM.MICROSOFT.CONCAT([.H12];&quot;(&quot;;[.I12]*100;&quot;)&quot;)" office:value-type="string" office:string-value="3.63(8)" calcext:value-type="string">
            <text:p>3.63(8)</text:p>
          </table:table-cell>
          <table:table-cell table:formula="of:=COM.MICROSOFT.CONCAT([.J12];&quot;(&quot;;[.K12]*10;&quot;)&quot;)" office:value-type="string" office:string-value="38.5(28)" calcext:value-type="string">
            <text:p>38.5(28)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formula="of:=COM.MICROSOFT.CONCAT([.A5];&quot;(&quot;;[.B5]*100;&quot;)&quot;)" office:value-type="string" office:string-value="7.01(1)" calcext:value-type="string">
            <text:p>7.01(1)</text:p>
          </table:table-cell>
          <table:table-cell table:formula="of:=COM.MICROSOFT.CONCAT([.C5];&quot;(&quot;;[.D5]*1000;&quot;)&quot;)" office:value-type="string" office:string-value="0.833(20)" calcext:value-type="string">
            <text:p>0.833(20)</text:p>
          </table:table-cell>
          <table:table-cell table:formula="of:=COM.MICROSOFT.CONCAT([.E5];&quot;(&quot;;[.F5]*100;&quot;)&quot;)" office:value-type="string" office:string-value="0.42(4)" calcext:value-type="string">
            <text:p>0.42(4)</text:p>
          </table:table-cell>
          <table:table-cell office:value-type="string" calcext:value-type="string">
            <text:p>4.50(9)</text:p>
          </table:table-cell>
          <table:table-cell table:formula="of:=COM.MICROSOFT.CONCAT([.J13];&quot;(&quot;;[.K13];&quot;)&quot;)" office:value-type="string" office:string-value="47(6)" calcext:value-type="string">
            <text:p>47(6)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formula="of:=COM.MICROSOFT.CONCAT([.A6];&quot;(&quot;;[.B6]*100;&quot;)&quot;)" office:value-type="string" office:string-value="8.78(1)" calcext:value-type="string">
            <text:p>8.78(1)</text:p>
          </table:table-cell>
          <table:table-cell table:formula="of:=COM.MICROSOFT.CONCAT([.C6];&quot;(&quot;;[.D6]*1000;&quot;)&quot;)" office:value-type="string" office:string-value="0.873(22)" calcext:value-type="string">
            <text:p>0.873(22)</text:p>
          </table:table-cell>
          <table:table-cell table:formula="of:=COM.MICROSOFT.CONCAT([.E6];&quot;(&quot;;[.F6]*1000;&quot;)&quot;)" office:value-type="string" office:string-value="0.369(28)" calcext:value-type="string">
            <text:p>0.369(28)</text:p>
          </table:table-cell>
          <table:table-cell table:formula="of:=COM.MICROSOFT.CONCAT([.H14];&quot;(&quot;;[.I14]*100;&quot;)&quot;)" office:value-type="string" office:string-value="5.63(10)" calcext:value-type="string">
            <text:p>5.63(10)</text:p>
          </table:table-cell>
          <table:table-cell table:formula="of:=COM.MICROSOFT.CONCAT([.J14];&quot;(&quot;;[.K14];&quot;)&quot;)" office:value-type="string" office:string-value="58(5)" calcext:value-type="string">
            <text:p>58(5)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00-00-00</text:date>, <text:time style:data-style-name="N2" text:time-value="08:21:24.184039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initial-creator>Yudong Sun</meta:initial-creator>
    <meta:creation-date>2021-08-18T17:55:51Z</meta:creation-date>
    <dc:date>2021-08-19T13:01:54.139579314</dc:date>
    <meta:editing-duration>PT4H4M56S</meta:editing-duration>
    <meta:editing-cycles>27</meta:editing-cycles>
    <dc:creator>Yudong Sun</dc:creator>
    <meta:document-statistic meta:table-count="3" meta:cell-count="379" meta:object-count="0"/>
  </office:meta>
</office:document-meta>
</file>